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694in" fo:line-height="100%"/>
      <style:text-properties style:font-name="Times New Roman" style:font-name-asian="Times New Roman" style:font-name-complex="Times New Roman" fo:color="#000000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4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T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P7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P12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1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T1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P17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1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P20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P23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2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T2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P28" style:parent-style-name="Normal" style:family="paragraph">
      <style:paragraph-properties fo:margin-bottom="0.125in" fo:line-height="100%" fo:margin-left="0.3125in" fo:text-indent="-0.3125in">
        <style:tab-stops/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  <style:style style:name="T3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3.5pt" style:font-size-asian="13.5pt" style:font-size-complex="13.5pt" style:language-asian="en" style:country-asian="GB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en" style:country-asian="GB"/>
    </style:style>
  </office:automatic-styles>
  <office:body>
    <office:text text:use-soft-page-breaks="true">
      <text:p text:style-name="P1">References</text:p>
      <text:p text:style-name="P2"><text:span text:style-name="T3">Asset Store</text:span><text:span text:style-name="T4"> (2016) </text:span><text:span text:style-name="T5">Assetstore.unity3d.com</text:span><text:span text:style-name="T6">. Available at: https://www.assetstore.unity3d.com/en/#!/content/68161 (Accessed: 3 May 2017).</text:span></text:p>
      <text:p text:style-name="P7"><text:span text:style-name="T8">Basketball Buzzer Sounds | Effects | Sound Bites | Sound Clips from SoundBible.com</text:span><text:span text:style-name="T9"> (n.d.) </text:span><text:span text:style-name="T10">Soundbible.com</text:span><text:span text:style-name="T11">. Available at: http://soundbible.com/1495-Basketball-Buzzer.html (Accessed: 3 May 2017).</text:span></text:p>
      <text:p text:style-name="P12"><text:span text:style-name="T13">Download Explosion 5 Sound Effects Page 1</text:span><text:span text:style-name="T14"> (n.d.) </text:span><text:span text:style-name="T15">Freesoundeffects.com</text:span><text:span text:style-name="T16">. Available at: http://www.freesoundeffects.com/free-track/explosion-5-466450/ (Accessed: 3 May 2017).</text:span></text:p>
      <text:p text:style-name="P17"><text:span text:style-name="T18">Pocket Watch Face</text:span><text:span text:style-name="T19"> (n.d.). Available at: http://s7.photobucket.com/user/walt845/media/18S_15J_CS_3063505_D.jpg.html (Accessed: 3 May 2017).</text:span></text:p>
      <text:p text:style-name="P20"><text:span text:style-name="T21">Record</text:span><text:span text:style-name="T22"> (n.d.). Available at: http://www.clipartkid.com/5027967-vinyl-record-with-a-color-center-on-a-white-background-hub-HTRcxf-clipart/ (Accessed: 3 May 2017).</text:span></text:p>
      <text:p text:style-name="P23"><text:span text:style-name="T24">Submarine Creaking Sounds | Effects | Sound Bites | Sound Clips from SoundBible.com</text:span><text:span text:style-name="T25"> (n.d.) </text:span><text:span text:style-name="T26">Soundbible.com</text:span><text:span text:style-name="T27">. Available at: http://soundbible.com/1625-Submarine-Creaking.html (Accessed: 3 May 2017).</text:span></text:p>
      <text:p text:style-name="P28"><text:span text:style-name="T29">Textures.com</text:span><text:span text:style-name="T30"> (2005) </text:span><text:span text:style-name="T31">Textures.com</text:span><text:span text:style-name="T32">. Available at: https://www.textures.com/ (Accessed: 3 May 2017)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mes</meta:initial-creator>
    <dc:creator>Games</dc:creator>
    <meta:creation-date>2017-05-03T13:32:00Z</meta:creation-date>
    <dc:date>2017-05-03T13:32:00Z</dc:date>
    <meta:template xlink:href="Normal" xlink:type="simple"/>
    <meta:editing-cycles>1</meta:editing-cycles>
    <meta:editing-duration>PT0S</meta:editing-duration>
    <meta:document-statistic meta:page-count="1" meta:paragraph-count="2" meta:word-count="165" meta:character-count="1107" meta:row-count="7" meta:non-whitespace-character-count="944"/>
  </office:meta>
</office:document-meta>
</file>